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ode.hasProperty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ode.setProperty( String name , String [ ] str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ode.getProperty( String rel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Node.setProperty( String name , String valu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get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Node.is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ode.isChecked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ode.setProperty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g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getMixinNod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Node.setProperty( String name , Value value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Node.setProperty( String name , Value [ ] values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Node.setProperty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restoreByLabel( String versionLabel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ha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ode.restore( String versionName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setProperty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isNodeType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Node.restore( Version version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hasNode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ode.getVersion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setProperty( String name ,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holds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Node.getPrimary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ode.se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setProperty( String name ,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ode.setProperty( String name , String [ ] strings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Node.has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.setProperty( String name , InputStream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